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C3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1.F3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2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 style:data-style-name="N2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G11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Standard" style:list-style-name="L4">
      <style:paragraph-properties fo:text-align="start" style:justify-single-word="false"/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3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" style:family="text">
      <style:text-properties style:text-position="-33% 58%"/>
    </style:style>
    <style:style style:name="T5" style:family="text">
      <style:text-properties style:text-position="-33% 58%"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6" style:family="text">
      <style:text-properties style:text-position="-33%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65</text:p>
      <text:p text:style-name="P1"/>
      <text:p text:style-name="P1">Temat: WYZNACZANIE PROMIENIA KRZYWIZNY SOCZEWKI ZA POMOCĄ PIERŚCIENI NEWTONA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0">Nr prążka</text:p>
          </table:table-cell>
          <table:table-cell table:style-name="Table1.A1" office:value-type="string">
            <text:p text:style-name="P10">Pomiar</text:p>
          </table:table-cell>
          <table:table-cell table:style-name="Table1.A1" table:number-columns-spanned="2" office:value-type="string">
            <text:p text:style-name="P10">Początkowe położenie [mm]</text:p>
          </table:table-cell>
          <table:covered-table-cell/>
          <table:table-cell table:style-name="Table1.E1" table:number-columns-spanned="2" office:value-type="string">
            <text:p text:style-name="P10">Promień r [mm]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9"/>
            <text:p text:style-name="P9">8</text:p>
          </table:table-cell>
          <table:table-cell table:style-name="Table1.A2" office:value-type="string">
            <text:p text:style-name="P9">-</text:p>
          </table:table-cell>
          <table:table-cell table:style-name="Table1.C2" office:value-type="string">
            <text:p text:style-name="P10">X</text:p>
          </table:table-cell>
          <table:table-cell table:style-name="Table1.C2" office:value-type="string">
            <text:p text:style-name="P10">Y</text:p>
          </table:table-cell>
          <table:table-cell table:style-name="Table1.C2" office:value-type="string">
            <text:p text:style-name="P10">X</text:p>
          </table:table-cell>
          <table:table-cell table:style-name="Table1.F2" office:value-type="string">
            <text:p text:style-name="P10">Y</text:p>
          </table:table-cell>
        </table:table-row>
        <table:table-row>
          <table:covered-table-cell/>
          <table:table-cell table:style-name="Table1.A3" office:value-type="float" office:value="1">
            <text:p text:style-name="P19">1</text:p>
          </table:table-cell>
          <table:table-cell table:style-name="Table1.C3" office:value-type="float" office:value="25.18">
            <text:p text:style-name="P9">25.18</text:p>
          </table:table-cell>
          <table:table-cell table:style-name="Table1.C3" office:value-type="float" office:value="11.79">
            <text:p text:style-name="P9">11.79</text:p>
          </table:table-cell>
          <table:table-cell table:style-name="Table1.C3" office:value-type="float" office:value="30.59">
            <text:p text:style-name="P9">30.59</text:p>
          </table:table-cell>
          <table:table-cell table:style-name="Table1.F3" office:value-type="float" office:value="15.16">
            <text:p text:style-name="P9">15.16</text:p>
          </table:table-cell>
        </table:table-row>
        <table:table-row>
          <table:covered-table-cell/>
          <table:table-cell table:style-name="Table1.A3" office:value-type="float" office:value="2">
            <text:p text:style-name="P19">2</text:p>
          </table:table-cell>
          <table:table-cell table:style-name="Table1.C3" office:value-type="float" office:value="25.19">
            <text:p text:style-name="P9">25.19</text:p>
          </table:table-cell>
          <table:table-cell table:style-name="Table1.C3" office:value-type="float" office:value="11.95">
            <text:p text:style-name="P9">11.95</text:p>
          </table:table-cell>
          <table:table-cell table:style-name="Table1.C3" office:value-type="float" office:value="20.75">
            <text:p text:style-name="P9">20.75</text:p>
          </table:table-cell>
          <table:table-cell table:style-name="Table1.F3" office:value-type="float" office:value="15.15">
            <text:p text:style-name="P9">15.15</text:p>
          </table:table-cell>
        </table:table-row>
        <table:table-row>
          <table:table-cell table:style-name="Table1.A3" table:number-rows-spanned="2" office:value-type="float" office:value="10">
            <text:p text:style-name="P19">10</text:p>
          </table:table-cell>
          <table:table-cell table:style-name="Table1.A3" office:value-type="float" office:value="3">
            <text:p text:style-name="P19">3</text:p>
          </table:table-cell>
          <table:table-cell table:style-name="Table1.C3" office:value-type="float" office:value="25.1">
            <text:p text:style-name="P9">25.10</text:p>
          </table:table-cell>
          <table:table-cell table:style-name="Table1.C3" office:value-type="float" office:value="11.7">
            <text:p text:style-name="P9">11.70</text:p>
          </table:table-cell>
          <table:table-cell table:style-name="Table1.C3" office:value-type="float" office:value="20.23">
            <text:p text:style-name="P9">20.23</text:p>
          </table:table-cell>
          <table:table-cell table:style-name="Table1.F3" office:value-type="float" office:value="6.87">
            <text:p text:style-name="P9">6.87</text:p>
          </table:table-cell>
        </table:table-row>
        <table:table-row>
          <table:covered-table-cell/>
          <table:table-cell table:style-name="Table1.A3" office:value-type="float" office:value="4">
            <text:p text:style-name="P19">4</text:p>
          </table:table-cell>
          <table:table-cell table:style-name="Table1.C3" office:value-type="float" office:value="25.3">
            <text:p text:style-name="P9">25.30</text:p>
          </table:table-cell>
          <table:table-cell table:style-name="Table1.C3" office:value-type="float" office:value="11.75">
            <text:p text:style-name="P9">11.75</text:p>
          </table:table-cell>
          <table:table-cell table:style-name="Table1.C3" office:value-type="float" office:value="20.25">
            <text:p text:style-name="P9">20.25</text:p>
          </table:table-cell>
          <table:table-cell table:style-name="Table1.F3" office:value-type="float" office:value="6.81">
            <text:p text:style-name="P9">6.81</text:p>
          </table:table-cell>
        </table:table-row>
        <table:table-row>
          <table:table-cell table:style-name="Table1.A3" table:number-rows-spanned="2" office:value-type="float" office:value="13">
            <text:p text:style-name="P19">13</text:p>
          </table:table-cell>
          <table:table-cell table:style-name="Table1.A3" office:value-type="float" office:value="5">
            <text:p text:style-name="P19">5</text:p>
          </table:table-cell>
          <table:table-cell table:style-name="Table1.C3" office:value-type="float" office:value="25.17">
            <text:p text:style-name="P9">25.17</text:p>
          </table:table-cell>
          <table:table-cell table:style-name="Table1.C3" office:value-type="float" office:value="11.71">
            <text:p text:style-name="P9">11.71</text:p>
          </table:table-cell>
          <table:table-cell table:style-name="Table1.C3" office:value-type="float" office:value="20.59">
            <text:p text:style-name="P9">20.59</text:p>
          </table:table-cell>
          <table:table-cell table:style-name="Table1.F3" office:value-type="float" office:value="5.13">
            <text:p text:style-name="P9">5.13</text:p>
          </table:table-cell>
        </table:table-row>
        <table:table-row>
          <table:covered-table-cell/>
          <table:table-cell table:style-name="Table1.A3" office:value-type="float" office:value="6">
            <text:p text:style-name="P19">6</text:p>
          </table:table-cell>
          <table:table-cell table:style-name="Table1.C3" office:value-type="float" office:value="25.19">
            <text:p text:style-name="P9">25.19</text:p>
          </table:table-cell>
          <table:table-cell table:style-name="Table1.C3" office:value-type="float" office:value="11.95">
            <text:p text:style-name="P9">11.95</text:p>
          </table:table-cell>
          <table:table-cell table:style-name="Table1.C3" office:value-type="float" office:value="20.57">
            <text:p text:style-name="P9">20.57</text:p>
          </table:table-cell>
          <table:table-cell table:style-name="Table1.F3" office:value-type="float" office:value="16.37">
            <text:p text:style-name="P9">16.37</text:p>
          </table:table-cell>
        </table:table-row>
        <table:table-row>
          <table:table-cell table:style-name="Table1.A3" table:number-rows-spanned="2" office:value-type="float" office:value="15">
            <text:p text:style-name="P19">15</text:p>
          </table:table-cell>
          <table:table-cell table:style-name="Table1.A3" office:value-type="float" office:value="7">
            <text:p text:style-name="P19">7</text:p>
          </table:table-cell>
          <table:table-cell table:style-name="Table1.C3" office:value-type="float" office:value="25.13">
            <text:p text:style-name="P9">25.13</text:p>
          </table:table-cell>
          <table:table-cell table:style-name="Table1.C3" office:value-type="float" office:value="11.74">
            <text:p text:style-name="P9">11.74</text:p>
          </table:table-cell>
          <table:table-cell table:style-name="Table1.C3" office:value-type="float" office:value="31.25">
            <text:p text:style-name="P9">31.25</text:p>
          </table:table-cell>
          <table:table-cell table:style-name="Table1.F3" office:value-type="float" office:value="4.74">
            <text:p text:style-name="P9">4.74</text:p>
          </table:table-cell>
        </table:table-row>
        <table:table-row>
          <table:covered-table-cell/>
          <table:table-cell table:style-name="Table1.A3" office:value-type="float" office:value="8">
            <text:p text:style-name="P19">8</text:p>
          </table:table-cell>
          <table:table-cell table:style-name="Table1.C3" office:value-type="float" office:value="25.19">
            <text:p text:style-name="P9">25.19</text:p>
          </table:table-cell>
          <table:table-cell table:style-name="Table1.C3" office:value-type="float" office:value="11.88">
            <text:p text:style-name="P9">11.88</text:p>
          </table:table-cell>
          <table:table-cell table:style-name="Table1.C3" office:value-type="float" office:value="20.12">
            <text:p text:style-name="P9">20.12</text:p>
          </table:table-cell>
          <table:table-cell table:style-name="Table1.F3" office:value-type="float" office:value="16.79">
            <text:p text:style-name="P9">16.79</text:p>
          </table:table-cell>
        </table:table-row>
        <table:table-row>
          <table:table-cell table:style-name="Table1.A3" table:number-rows-spanned="2" office:value-type="float" office:value="18">
            <text:p text:style-name="P19">18</text:p>
          </table:table-cell>
          <table:table-cell table:style-name="Table1.A3" office:value-type="float" office:value="9">
            <text:p text:style-name="P19">9</text:p>
          </table:table-cell>
          <table:table-cell table:style-name="Table1.C3" office:value-type="float" office:value="25.19">
            <text:p text:style-name="P9">25.19</text:p>
          </table:table-cell>
          <table:table-cell table:style-name="Table1.C3" office:value-type="float" office:value="11.7">
            <text:p text:style-name="P9">11.70</text:p>
          </table:table-cell>
          <table:table-cell table:style-name="Table1.C3" office:value-type="float" office:value="18.55">
            <text:p text:style-name="P9">18.55</text:p>
          </table:table-cell>
          <table:table-cell table:style-name="Table1.F3" office:value-type="float" office:value="4.14">
            <text:p text:style-name="P9">4.14</text:p>
          </table:table-cell>
        </table:table-row>
        <table:table-row>
          <table:covered-table-cell/>
          <table:table-cell table:style-name="Table1.A3" office:value-type="float" office:value="10">
            <text:p text:style-name="P19">10</text:p>
          </table:table-cell>
          <table:table-cell table:style-name="Table1.C3" office:value-type="float" office:value="25.19">
            <text:p text:style-name="P9">25.19</text:p>
          </table:table-cell>
          <table:table-cell table:style-name="Table1.C3" office:value-type="float" office:value="11.95">
            <text:p text:style-name="P9">11.95</text:p>
          </table:table-cell>
          <table:table-cell table:style-name="Table1.C3" office:value-type="float" office:value="18.58">
            <text:p text:style-name="P9">18.58</text:p>
          </table:table-cell>
          <table:table-cell table:style-name="Table1.F3" office:value-type="float" office:value="17.37">
            <text:p text:style-name="P9">17.37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Zagadnienia teoretyczne</text:p>
      <text:p text:style-name="P5"/>
      <text:list xml:id="list4377803588802044088" text:style-name="L1">
        <text:list-item>
          <text:p text:style-name="P11">Interferencją fal nazywamy zjawisko nakładania się na siebie fal w taki sposób, że w zależności od stosunków fazowych fal są one wzmacniane w niektórych miejscach w przestrzeni a osłabiane w innych. Interferencja zachodzi tylko dla fal spójnych, czyli tych które mają to samo przesunięcie fazowe oraz ich drgania zachodzą w tym samym kierunku.</text:p>
        </text:list-item>
      </text:list>
      <text:p text:style-name="P7"/>
      <text:p text:style-name="P8"><text:span text:style-name="T12"><text:tab/>Maksimum interferencyjne </text:span><text:span text:style-name="T12"><draw:frame draw:style-name="fr1" draw:name="Object1" text:anchor-type="as-char" svg:width="1.7516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, dla k = 0, 1,..., n.</text:span></text:p>
      <text:p text:style-name="P7"/>
      <text:p text:style-name="P8"><text:span text:style-name="T12"><text:tab/>Minimum interferencyjne </text:span><text:span text:style-name="T12"><draw:frame draw:style-name="fr1" draw:name="Object2" text:anchor-type="as-char" svg:width="2.1272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, dla k = 0, 1, ..., n.</text:span></text:p>
      <text:list xml:id="list4997182191547993514" text:style-name="L2">
        <text:list-item>
          <text:p text:style-name="P12">Prążki interferencyjne – powstają w wyniku przeprowadzenia doświadczenia Younga, polegającego na przepuszczeniu światła spójnego przez dwie szczeliny położone bardzo blisko siebie, co powoduje powstawanie jasnych prążków w obszarach gdzie światło jest wygaszanie i ciemnych tam gdzie jest ono wzmacniane.</text:p>
        </text:list-item>
      </text:list>
      <text:p text:style-name="P8"/>
      <text:p text:style-name="P8"><text:span text:style-name="T12"><text:tab/>Maksimum interferencyjne </text:span><text:span text:style-name="T12"><draw:frame draw:style-name="fr1" draw:name="Object4" text:anchor-type="as-char" svg:width="0.9866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/>
      <text:p text:style-name="P8"><text:span text:style-name="T12"><text:tab/>Minimum interferencyjne </text:span><text:span text:style-name="T12"><draw:frame draw:style-name="fr1" draw:name="Object3" text:anchor-type="as-char" svg:width="1.4874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, gdzie </text:span></text:p>
      <text:p text:style-name="P8"><text:span text:style-name="T12"><text:tab/></text:span><text:span text:style-name="T10">k</text:span><text:span text:style-name="T12"> – rząd prążka, </text:span></text:p>
      <text:p text:style-name="P7"><text:tab/>d – odległość między szczelinami,</text:p>
      <text:p text:style-name="P8"><text:span text:style-name="T12"><text:s/><text:tab/></text:span><text:span text:style-name="T2">λ </text:span><text:span text:style-name="T3">– długość fali, </text:span></text:p>
      <text:p text:style-name="P8"><text:span text:style-name="T3"><text:tab/></text:span><text:span text:style-name="T2">α</text:span><text:span text:style-name="T5">k</text:span><text:span text:style-name="T3"> – kąt pod którym <text:tab/>tworzy się k-te minimum lub maksimum.</text:span></text:p>
      <text:p text:style-name="P6"/>
      <text:list xml:id="list1711060676122830516" text:style-name="L3">
        <text:list-item>
          <text:p text:style-name="P13">Układ optyczny służący do badania pierścieni Newtona składa się z dwóch części:</text:p>
          <text:list>
            <text:list-item>
              <text:p text:style-name="P13">płaskiej, szklanej płytki</text:p>
            </text:list-item>
            <text:list-item>
              <text:p text:style-name="P13">szklanej soczewki płasko – wypukłej o dużym promiemiu krzywizny.</text:p>
            </text:list-item>
          </text:list>
        </text:list-item>
      </text:list>
      <text:p text:style-name="P7"><text:tab/>Płytki są położone jedna na drugiej, lecz pomiędzy nimi tworzy się sczelina powietrza o <text:tab/>zmiennej długości. Nastepnie po przepuszczeniu przez układ światła, fale elektromagnetyczne odbite <text:tab/>od wypukłej płytki będą mogły interferować z falami odbitymi od płaskiej płytki, tworząc ciemne <text:tab/>pierścienie w miejscu osłabienia fal.</text:p>
      <text:p text:style-name="P7"/>
      <text:list xml:id="list4023738877623210622" text:style-name="L4">
        <text:list-item>
          <text:p text:style-name="P14">Zasada pomiaru promienia krzywizny soczewki przy pomocy pierścieni Newtona -</text:p>
          <text:p text:style-name="P14">wiemy, że promień padając na nasz układ załamuje się, wobec czego możemy wyliczyć różnicę dróg optycznych, w naszym przypadku <draw:frame draw:style-name="fr1" draw:name="Object5" text:anchor-type="as-char" svg:width="0.8071in" svg:height="0.2091in" draw:z-index="4"><draw:object xlink:href="./Object 5" xlink:type="simple" xlink:show="embed" xlink:actuate="onLoad"/><draw:image xlink:href="./ObjectReplacements/Object 5" xlink:type="simple" xlink:show="embed" xlink:actuate="onLoad"/></draw:frame>, ponieważ światło przebywa ten odcinek dwukrotnie, ze względu na zmianę fazy przy odbiciu należy do 2e dodać połowę długości fali <draw:frame draw:style-name="fr1" draw:name="Object6" text:anchor-type="as-char" svg:width="1.0925in" svg:height="0.3929in" draw:z-index="5"><draw:object xlink:href="./Object 6" xlink:type="simple" xlink:show="embed" xlink:actuate="onLoad"/><draw:image xlink:href="./ObjectReplacements/Object 6" xlink:type="simple" xlink:show="embed" xlink:actuate="onLoad"/></draw:frame>,</text:p>
          <text:p text:style-name="P14">potwierdzeniem tego zabiegu jest powstanie prążka zerowego w miejscu styku płytek,</text:p>
          <text:p text:style-name="P16"><text:span text:style-name="T12">co skutkuje poniższym wzorem</text:span><text:span text:style-name="T12"><draw:frame draw:style-name="fr2" draw:name="Object7" text:anchor-type="as-char" svg:y="-0.2563in" svg:width="1.3272in" svg:height="0.393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, a po przekształceniu</text:span><text:span text:style-name="T12"><draw:frame draw:style-name="fr1" draw:name="Object8" text:anchor-type="as-char" svg:width="0.5646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2">.</text:span></text:p>
          <text:p text:style-name="P16"><text:span text:style-name="T12">Następnie korzystając z właśności trójkąta </text:span><text:span text:style-name="T12"><draw:frame draw:style-name="fr1" draw:name="Object9" text:anchor-type="as-char" svg:width="2.4339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,</text:span></text:p>
          <text:p text:style-name="P16"><text:span text:style-name="T12">korzystając z tego, że e jest znacznie mniejsze od R, pomijamy człon </text:span><text:span text:style-name="T10">e</text:span><text:span text:style-name="T9">2.</text:span></text:p>
          <text:p text:style-name="P17"><text:span text:style-name="T12">Ostatecznie otrzymujemy wzór </text:span><text:span text:style-name="T12"><draw:frame draw:style-name="fr1" draw:name="Object10" text:anchor-type="as-char" svg:width="0.8846in" svg:height="0.44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2">, gdzie r</text:span><text:span text:style-name="T6">k</text:span><text:span text:style-name="T12"> – to promień krążka, a </text:span><text:span text:style-name="T10">k</text:span><text:span text:style-name="T12"> – to jego indeks.</text:span></text:p>
        </text:list-item>
      </text:list>
      <text:p text:style-name="P7"/>
      <text:p text:style-name="P2">Źródła</text:p>
      <text:list xml:id="list5244293495070725816" text:style-name="L5">
        <text:list-item>
          <text:p text:style-name="P18"><text:a xlink:type="simple" xlink:href="http://www.if.pw.edu.pl/~labfiz1p/cmsimple2_4/1instrukcje_pdf/25.pdf" text:style-name="Internet_20_link" text:visited-style-name="Visited_20_Internet_20_Link"><text:span text:style-name="T11">http://www.if.pw.edu.pl/~labfiz1p/cmsimple2_4/1instrukcje_pdf/25.pdf</text:span></text:a></text:p>
        </text:list-item>
        <text:list-item>
          <text:p text:style-name="P18"><text:a xlink:type="simple" xlink:href="http://kawe.wfis.uni.lodz.pl/IPF/Instrukcje/O-16.pdf" text:style-name="Internet_20_link" text:visited-style-name="Visited_20_Internet_20_Link"><text:span text:style-name="T11">http://kawe.wfis.uni.lodz.pl/IPF/Instrukcje/O-16.pdf</text:span></text:a></text:p>
        </text:list-item>
        <text:list-item>
          <text:p text:style-name="P15">Wikipedia</text:p>
        </text:list-item>
      </text:list>
      <text:p text:style-name="P2"><text:soft-page-break/>Opis doświadczenia</text:p>
      <text:p text:style-name="P21"><text:span text:style-name="T1"/></text:p>
      <text:p text:style-name="P21"><text:span text:style-name="T1">Doświadczenie polegało na badaniu zjawiska interferencji światła. Po włączeniu aparatury i odczekaniu ok. 5 min aż lampa się nagrzeje, a następnie po wyregulowaniu ostrości obrazu, przeszliśmy do wykonywania pomiarów. Pomiary polegały na ustawieniu środka tubusu w miejscu zerowego prążka interferencyjnego, zapisaniu jego położenia, a następnie na przesuwaniu stolika względem osi x i y do momentu aż brzeg badanego prążka znajdował się na środku ekranu. Po wszystkim spisywaliśmy przesunięcie stolika. Pomiary powtórzyliśmy dwukrotnie dla osi x oraz y. W sumie badaliśmy 5 krążków interferencyhnych, co daje 10 pomiarów.</text:span></text:p>
      <text:p text:style-name="P21"><text:span text:style-name="T1"/></text:p>
      <text:p text:style-name="P2">Opracowanie wyników pomiarów</text:p>
      <text:p text:style-name="P2"/>
      <text:list xml:id="list7892151067611837542" text:style-name="L6">
        <text:list-item>
          <text:p text:style-name="P24">Wyznaczanie średnic krążków</text:p>
          <text:p text:style-name="P24"><text:s/><draw:frame draw:style-name="fr3" draw:name="Object11" text:anchor-type="as-char" svg:width="1.0638in" svg:height="0.2307in" draw:z-index="10"><draw:object xlink:href="./Object 11" xlink:type="simple" xlink:show="embed" xlink:actuate="onLoad"/><draw:image xlink:href="./ObjectReplacements/Object 11" xlink:type="simple" xlink:show="embed" xlink:actuate="onLoad"/></draw:frame>, gdzie r<text:span text:style-name="T4">x0</text:span><text:span text:style-name="T7"> – to środkowe położenie w osi x, natomiast r</text:span><text:span text:style-name="T4">xi</text:span><text:span text:style-name="T7">- to położenie i-tego krążka w osi x, dla osi y obliczenia są analogiczne.</text:span></text:p>
          <text:p text:style-name="P24"><text:span text:style-name="T7"><draw:frame draw:style-name="fr3" draw:name="Object12" text:anchor-type="as-char" svg:width="3.7547in" svg:height="0.230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24"><text:span text:style-name="T7"><draw:frame draw:style-name="fr3" draw:name="Object13" text:anchor-type="as-char" svg:width="3.6839in" svg:height="0.2307in" draw:z-index="19"><draw:object xlink:href="./Object 13" xlink:type="simple" xlink:show="embed" xlink:actuate="onLoad"/><draw:image xlink:href="./ObjectReplacements/Object 13" xlink:type="simple" xlink:show="embed" xlink:actuate="onLoad"/></draw:frame></text:span><text:span text:style-name="T7"><text:line-break/></text:span></text:p>
        </text:list-item>
        <text:list-item>
          <text:p text:style-name="P24"><text:span text:style-name="T7">Średnie arytmetyczne średnic oraz promienie i-tych krążków:</text:span></text:p>
          <text:p text:style-name="P24"><text:span text:style-name="T7"/></text:p>
          <text:p text:style-name="P24"><text:span text:style-name="T7">2.1. </text:span><text:span text:style-name="T7"><draw:frame draw:style-name="fr3" draw:name="Object14" text:anchor-type="as-char" svg:width="1.6665in" svg:height="0.4189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7">, np. Dla i = 8 mamy </text:span><text:span text:style-name="T7"><draw:frame draw:style-name="fr3" draw:name="Object15" text:anchor-type="as-char" svg:width="4.2563in" svg:height="0.4189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    <text:p text:style-name="P24"><text:span text:style-name="T7"/></text:p>
          <text:p text:style-name="P24"><text:span text:style-name="T7">2.2. Promienie i-tego krążka wyznaczamy dzieląc średnicę danego prążka na 2,</text:span></text:p>
          <text:p text:style-name="P24"><text:span text:style-name="T7">czyli korzystamy z następującego wzoru </text:span><text:span text:style-name="T7"><draw:frame draw:style-name="fr3" draw:name="Object16" text:anchor-type="as-char" svg:width="0.4717in" svg:height="0.392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7">, co dla i = 8 daje </text:span><text:span text:style-name="T7"><draw:frame draw:style-name="fr3" draw:name="Object17" text:anchor-type="as-char" svg:width="1.5689in" svg:height="0.3937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7">.</text:span></text:p>
          <text:p text:style-name="P24"><text:span text:style-name="T7"/></text:p>
        </text:list-item>
        <text:list-item>
          <text:p text:style-name="P24"><text:span text:style-name="T7">Promień krzywizny soczewki:</text:span></text:p>
          <text:p text:style-name="P24"><text:span text:style-name="T7"/></text:p>
          <text:p text:style-name="P24"><text:span text:style-name="T7"><draw:frame draw:style-name="fr3" draw:name="Object18" text:anchor-type="as-char" svg:width="0.5535in" svg:height="0.4417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7">, dla i = 8 </text:span><text:span text:style-name="T7"><draw:frame draw:style-name="fr3" draw:name="Object19" text:anchor-type="as-char" svg:width="2.0783in" svg:height="0.4472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text:p text:style-name="P24"><text:span text:style-name="T7"/></text:p>
        </text:list-item>
        <text:list-item>
          <text:p text:style-name="P24"><text:span text:style-name="T7">Średnia arytmetyczna promienia krzywizny soczewki.</text:span></text:p>
          <text:p text:style-name="P24"><text:span text:style-name="T7"/></text:p>
          <text:p text:style-name="P24"><text:span text:style-name="T7"><draw:frame draw:style-name="fr3" draw:name="Object20" text:anchor-type="as-char" svg:width="4.1016in" svg:height="0.4484in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    <text:p text:style-name="P24"><text:span text:style-name="T7"/></text:p>
          <text:p text:style-name="P24"><text:span text:style-name="T7"/></text:p>
          <text:p text:style-name="P24"><text:span text:style-name="T7"><text:line-break/><text:line-break/></text:span></text:p>
        </text:list-item>
      </text:list>
      <text:p text:style-name="P23"><text:span text:style-name="T7"/></text:p>
      <text:p text:style-name="P2"><text:span text:style-name="T8"/></text:p>
      <text:p text:style-name="P2"><text:span text:style-name="T8"/></text:p>
      <text:p text:style-name="P2"><text:soft-page-break/><text:span text:style-name="T7">Ocena niepewności pomiaru</text:span></text:p>
      <text:p text:style-name="P2"><text:span text:style-name="T7"/></text:p>
      <text:p text:style-name="P23"><text:span text:style-name="T7"><text:s/></text:span><text:span text:style-name="T7"><draw:frame draw:style-name="fr3" draw:name="Object21" text:anchor-type="as-char" svg:width="5.3862in" svg:height="1.3563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3"><text:span text:style-name="T7"/></text:p>
      <text:p text:style-name="P23"><text:span text:style-name="T7"/></text:p>
      <text:p text:style-name="P23"><text:span text:style-name="T7"/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29">Nr prążka</text:p>
          </table:table-cell>
          <table:table-cell table:style-name="Table2.A1" office:value-type="string">
            <text:p text:style-name="P29">Pomiar</text:p>
          </table:table-cell>
          <table:table-cell table:style-name="Table2.A1" office:value-type="string">
            <text:p text:style-name="P29"><text:span text:style-name="T7">d</text:span><text:span text:style-name="T4">x </text:span><text:span text:style-name="T7">[mm]</text:span></text:p>
          </table:table-cell>
          <table:table-cell table:style-name="Table2.A1" office:value-type="string">
            <text:p text:style-name="P29">d<text:span text:style-name="T4">y </text:span><text:span text:style-name="T7"><text:s/>[mm]</text:span></text:p>
          </table:table-cell>
          <table:table-cell table:style-name="Table2.A1" office:value-type="string">
            <text:p text:style-name="P29"><draw:frame draw:style-name="fr3" draw:name="Object22" text:anchor-type="as-char" svg:width="0.1874in" svg:height="0.1839in" draw:z-index="20"><draw:object xlink:href="./Object 22" xlink:type="simple" xlink:show="embed" xlink:actuate="onLoad"/><draw:image xlink:href="./ObjectReplacements/Object 22" xlink:type="simple" xlink:show="embed" xlink:actuate="onLoad"/></draw:frame>[mm]</text:p>
          </table:table-cell>
          <table:table-cell table:style-name="Table2.A1" office:value-type="string">
            <text:p text:style-name="P29">r<text:span text:style-name="T4">i </text:span><text:span text:style-name="T7"><text:s/>[mm]</text:span></text:p>
          </table:table-cell>
          <table:table-cell table:style-name="Table2.G1" office:value-type="string">
            <text:p text:style-name="P29">R [cm]</text:p>
          </table:table-cell>
        </table:table-row>
        <table:table-row>
          <table:table-cell table:style-name="Table2.A2" table:number-rows-spanned="2" office:value-type="float" office:value="8">
            <text:p text:style-name="P28">8</text:p>
          </table:table-cell>
          <table:table-cell table:style-name="Table2.B2" office:value-type="float" office:value="1">
            <text:p text:style-name="P28">1</text:p>
          </table:table-cell>
          <table:table-cell table:style-name="Table2.C2" office:value-type="float" office:value="10.82">
            <text:p text:style-name="P28">10.82</text:p>
          </table:table-cell>
          <table:table-cell table:style-name="Table2.C2" office:value-type="float" office:value="6.74">
            <text:p text:style-name="P28">6.74</text:p>
          </table:table-cell>
          <table:table-cell table:style-name="Table2.E2" table:number-rows-spanned="2" office:value-type="float" office:value="8.21">
            <text:p text:style-name="P28">8.21</text:p>
          </table:table-cell>
          <table:table-cell table:style-name="Table2.E2" table:number-rows-spanned="2" office:value-type="float" office:value="4.105">
            <text:p text:style-name="P28">4.11</text:p>
          </table:table-cell>
          <table:table-cell table:style-name="Table2.G2" table:number-rows-spanned="2" office:value-type="float" office:value="3.58">
            <text:p text:style-name="P28">3.58</text:p>
          </table:table-cell>
        </table:table-row>
        <table:table-row>
          <table:covered-table-cell/>
          <table:table-cell table:style-name="Table2.B2" office:value-type="float" office:value="2">
            <text:p text:style-name="P28">2</text:p>
          </table:table-cell>
          <table:table-cell table:style-name="Table2.C2" office:value-type="float" office:value="8.88">
            <text:p text:style-name="P28">8.88</text:p>
          </table:table-cell>
          <table:table-cell table:style-name="Table2.C2" office:value-type="float" office:value="6.4">
            <text:p text:style-name="P28">6.40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0">
            <text:p text:style-name="P28">10</text:p>
          </table:table-cell>
          <table:table-cell table:style-name="Table2.B2" office:value-type="float" office:value="3">
            <text:p text:style-name="P28">3</text:p>
          </table:table-cell>
          <table:table-cell table:style-name="Table2.C2" office:value-type="float" office:value="9.74">
            <text:p text:style-name="P28">9.74</text:p>
          </table:table-cell>
          <table:table-cell table:style-name="Table2.C2" office:value-type="float" office:value="9.66">
            <text:p text:style-name="P28">9.66</text:p>
          </table:table-cell>
          <table:table-cell table:style-name="Table2.E2" table:number-rows-spanned="2" office:value-type="float" office:value="8.67">
            <text:p text:style-name="P28">8.67</text:p>
          </table:table-cell>
          <table:table-cell table:style-name="Table2.E2" table:number-rows-spanned="2" office:value-type="float" office:value="4.335">
            <text:p text:style-name="P28">4.34</text:p>
          </table:table-cell>
          <table:table-cell table:style-name="Table2.G2" table:number-rows-spanned="2" office:value-type="float" office:value="4.11">
            <text:p text:style-name="P28">4.11</text:p>
          </table:table-cell>
        </table:table-row>
        <table:table-row>
          <table:covered-table-cell/>
          <table:table-cell table:style-name="Table2.B2" office:value-type="float" office:value="4">
            <text:p text:style-name="P28">4</text:p>
          </table:table-cell>
          <table:table-cell table:style-name="Table2.C2" office:value-type="float" office:value="10.1">
            <text:p text:style-name="P28">10.10</text:p>
          </table:table-cell>
          <table:table-cell table:style-name="Table2.C2" office:value-type="float" office:value="9.88">
            <text:p text:style-name="P28">9.88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3">
            <text:p text:style-name="P28">13</text:p>
          </table:table-cell>
          <table:table-cell table:style-name="Table2.B2" office:value-type="float" office:value="5">
            <text:p text:style-name="P28">5</text:p>
          </table:table-cell>
          <table:table-cell table:style-name="Table2.C2" office:value-type="float" office:value="9.16">
            <text:p text:style-name="P28">9.16</text:p>
          </table:table-cell>
          <table:table-cell table:style-name="Table2.C2" office:value-type="float" office:value="13.16">
            <text:p text:style-name="P28">13.16</text:p>
          </table:table-cell>
          <table:table-cell table:style-name="Table2.A2" table:number-rows-spanned="2" office:value-type="float" office:value="9.85">
            <text:p text:style-name="P28">9.85</text:p>
          </table:table-cell>
          <table:table-cell table:style-name="Table2.E2" table:number-rows-spanned="2" office:value-type="float" office:value="4.9225">
            <text:p text:style-name="P28">4.92</text:p>
          </table:table-cell>
          <table:table-cell table:style-name="Table2.G2" table:number-rows-spanned="2" office:value-type="float" office:value="3.33">
            <text:p text:style-name="P28">3.33</text:p>
          </table:table-cell>
        </table:table-row>
        <table:table-row>
          <table:covered-table-cell/>
          <table:table-cell table:style-name="Table2.B2" office:value-type="float" office:value="6">
            <text:p text:style-name="P28">6</text:p>
          </table:table-cell>
          <table:table-cell table:style-name="Table2.C2" office:value-type="float" office:value="9.24">
            <text:p text:style-name="P28">9.24</text:p>
          </table:table-cell>
          <table:table-cell table:style-name="Table2.C2" office:value-type="float" office:value="8.84">
            <text:p text:style-name="P28">8.84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5">
            <text:p text:style-name="P28">15</text:p>
          </table:table-cell>
          <table:table-cell table:style-name="Table2.B2" office:value-type="float" office:value="7">
            <text:p text:style-name="P28">7</text:p>
          </table:table-cell>
          <table:table-cell table:style-name="Table2.C2" office:value-type="float" office:value="12.24">
            <text:p text:style-name="P28">12.24</text:p>
          </table:table-cell>
          <table:table-cell table:style-name="Table2.C2" office:value-type="float" office:value="14">
            <text:p text:style-name="P28">14.00</text:p>
          </table:table-cell>
          <table:table-cell table:style-name="Table2.E2" table:number-rows-spanned="2" office:value-type="float" office:value="10.58">
            <text:p text:style-name="P28">10.58</text:p>
          </table:table-cell>
          <table:table-cell table:style-name="Table2.E2" table:number-rows-spanned="2" office:value-type="float" office:value="5.287">
            <text:p text:style-name="P28">5.29</text:p>
          </table:table-cell>
          <table:table-cell table:style-name="Table2.G2" table:number-rows-spanned="2" office:value-type="float" office:value="3.77">
            <text:p text:style-name="P28">3.77</text:p>
          </table:table-cell>
        </table:table-row>
        <table:table-row>
          <table:covered-table-cell/>
          <table:table-cell table:style-name="Table2.B2" office:value-type="float" office:value="8">
            <text:p text:style-name="P28">8</text:p>
          </table:table-cell>
          <table:table-cell table:style-name="Table2.C2" office:value-type="float" office:value="10.14">
            <text:p text:style-name="P28">10.14</text:p>
          </table:table-cell>
          <table:table-cell table:style-name="Table2.C2" office:value-type="float" office:value="9.82">
            <text:p text:style-name="P28">9.82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2" office:value-type="float" office:value="18">
            <text:p text:style-name="P28">18</text:p>
          </table:table-cell>
          <table:table-cell table:style-name="Table2.B2" office:value-type="float" office:value="9">
            <text:p text:style-name="P28">9</text:p>
          </table:table-cell>
          <table:table-cell table:style-name="Table2.C2" office:value-type="float" office:value="13.28">
            <text:p text:style-name="P28">13.28</text:p>
          </table:table-cell>
          <table:table-cell table:style-name="Table2.C2" office:value-type="float" office:value="15.12">
            <text:p text:style-name="P28">15.12</text:p>
          </table:table-cell>
          <table:table-cell table:style-name="Table2.E2" table:number-rows-spanned="2" office:value-type="float" office:value="10.1">
            <text:p text:style-name="P28">10.10</text:p>
          </table:table-cell>
          <table:table-cell table:style-name="Table2.E2" table:number-rows-spanned="2" office:value-type="float" office:value="5.05">
            <text:p text:style-name="P28">5.05</text:p>
          </table:table-cell>
          <table:table-cell table:style-name="Table2.G2" table:number-rows-spanned="2" office:value-type="float" office:value="4.06">
            <text:p text:style-name="P28">4.06</text:p>
          </table:table-cell>
        </table:table-row>
        <table:table-row>
          <table:covered-table-cell/>
          <table:table-cell table:style-name="Table2.B2" office:value-type="float" office:value="10">
            <text:p text:style-name="P28">10</text:p>
          </table:table-cell>
          <table:table-cell table:style-name="Table2.C2" office:value-type="float" office:value="13.22">
            <text:p text:style-name="P28">13.22</text:p>
          </table:table-cell>
          <table:table-cell table:style-name="Table2.C2" office:value-type="float" office:value="10.84">
            <text:p text:style-name="P28">10.84</text:p>
          </table:table-cell>
          <table:covered-table-cell/>
          <table:covered-table-cell/>
          <table:covered-table-cell/>
        </table:table-row>
      </table:table>
      <text:p text:style-name="P23"><text:span text:style-name="T7"/></text:p>
      <text:p text:style-name="P2"><text:span text:style-name="T7">Wnioski</text:span></text:p>
      <text:p text:style-name="P22"><text:span text:style-name="T7"/></text:p>
      <text:p text:style-name="P23"><text:span text:style-name="T7">Z naszych pomiarów wynika, że im dalszy krążek tym większy promień, jedyna niezgodność występuje między krążkami o numerze 15 i 18. Na powyższy błąd może składać się kilka składowych, po pierwsze dla tak dalekich krążków, bardzo łatwo o pomyłkę podczas ich zliczania, a skoro wykonujemy po dwa pomiary w osi x i y, nasz błąd za każdym razem wzrasta. Dodatkowo promień obarczony dość sporym błędem pomiarowym, wpływa na obliczenia promienia krzywizny soczewki, gdzyż jest tam podnoszony do kwadra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5M31S</meta:editing-duration>
    <meta:editing-cycles>44</meta:editing-cycles>
    <meta:generator>OpenOffice/4.1.3$Win32 OpenOffice.org_project/413m1$Build-9783</meta:generator>
    <dc:date>2017-10-22T19:17:01.60</dc:date>
    <dc:creator>Jacek </dc:creator>
    <meta:document-statistic meta:table-count="2" meta:image-count="0" meta:object-count="22" meta:page-count="4" meta:paragraph-count="178" meta:word-count="753" meta:character-count="46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n>2kπ</mn>
      </mrow>
    </mrow>
    <annotation encoding="StarMath 5.0"> φ_1 -  φ_2 = 2 π{d_1 - d_2} over λ = 2kπ</annotation>
  </semantics>
</math>
</file>

<file path=Object 10/content.xml><?xml version="1.0" encoding="utf-8"?>
<math xmlns="http://www.w3.org/1998/Math/MathML">
  <semantics>
    <mrow>
      <mrow>
        <mrow>
          <mi>R</mi>
          <mo stretchy="false">=</mo>
          <mfrac>
            <mrow>
              <msubsup>
                <mi>r</mi>
                <mi>k</mi>
                <mn>2</mn>
              </msubsup>
            </mrow>
            <mrow>
              <mn>2</mn>
              <mi>e</mi>
            </mrow>
          </mfrac>
        </mrow>
        <mo stretchy="false">=</mo>
        <mfrac>
          <mrow>
            <msubsup>
              <mi>r</mi>
              <mi>k</mi>
              <mn>2</mn>
            </msubsup>
          </mrow>
          <mrow>
            <mi mathvariant="italic">kλ</mi>
          </mrow>
        </mfrac>
      </mrow>
    </mrow>
    <annotation encoding="StarMath 5.0">R = {r_k^2}over {2e} = {r_k^2} over {kλ}</annotation>
  </semantics>
</math>
</file>

<file path=Object 11/content.xml><?xml version="1.0" encoding="utf-8"?>
<math xmlns="http://www.w3.org/1998/Math/MathML">
  <semantics>
    <mrow>
      <mrow>
        <msub>
          <mi>d</mi>
          <mi mathvariant="italic">xi</mi>
        </msub>
        <mo stretchy="false">=</mo>
        <mn>2</mn>
      </mrow>
      <mfenced open="∣" close="∣">
        <mrow>
          <mrow>
            <msub>
              <mi>r</mi>
              <mi mathvariant="italic">x0</mi>
            </msub>
            <mo stretchy="false">−</mo>
            <msub>
              <mi>r</mi>
              <mi mathvariant="italic">xi</mi>
            </msub>
          </mrow>
        </mrow>
      </mfenced>
    </mrow>
    <annotation encoding="StarMath 5.0">d_xi = 2 left lline r_x0 - r_xi right rline</annotation>
  </semantics>
</math>
</file>

<file path=Object 12/content.xml><?xml version="1.0" encoding="utf-8"?>
<math xmlns="http://www.w3.org/1998/Math/MathML">
  <semantics>
    <mrow>
      <mrow>
        <msub>
          <mi>d</mi>
          <mi mathvariant="italic">x1</mi>
        </msub>
        <mo stretchy="false">=</mo>
        <mn>2</mn>
      </mrow>
      <mrow>
        <mfenced open="∣" close="∣">
          <mrow>
            <mrow>
              <msub>
                <mi>r</mi>
                <mi mathvariant="italic">x0</mi>
              </msub>
              <mo stretchy="false">−</mo>
              <msub>
                <mi>r</mi>
                <mi mathvariant="italic">x1</mi>
              </msub>
            </mrow>
          </mrow>
        </mfenced>
        <mo stretchy="false">=</mo>
        <mn>2</mn>
      </mrow>
      <mrow>
        <mrow>
          <mfenced open="∣" close="∣">
            <mrow>
              <mrow>
                <mn>25.18</mn>
                <mo stretchy="false">−</mo>
                <mn>30.59</mn>
              </mrow>
            </mrow>
          </mfenced>
          <mo stretchy="false">=</mo>
          <mrow>
            <mn>2</mn>
            <mo stretchy="false">⋅</mo>
            <mn>5.41</mn>
          </mrow>
        </mrow>
        <mo stretchy="false">=</mo>
        <mn>10.82</mn>
      </mrow>
      <mrow>
        <mo stretchy="false">[</mo>
        <mrow>
          <mi mathvariant="italic">mm</mi>
        </mrow>
        <mo stretchy="false">]</mo>
      </mrow>
    </mrow>
    <annotation encoding="StarMath 5.0">d_x1 = 2 left lline r_x0 - r_x1 right rline = 2 left lline 25.18 - 30.59 right lline = 2 
cdot 5.41 = 10.82 [mm]</annotation>
  </semantics>
</math>
</file>

<file path=Object 13/content.xml><?xml version="1.0" encoding="utf-8"?>
<math xmlns="http://www.w3.org/1998/Math/MathML">
  <semantics>
    <mrow>
      <mrow>
        <msub>
          <mi>d</mi>
          <mi mathvariant="italic">y1</mi>
        </msub>
        <mo stretchy="false">=</mo>
        <mn>2</mn>
      </mrow>
      <mrow>
        <mfenced open="∣" close="∣">
          <mrow>
            <mrow>
              <msub>
                <mi>r</mi>
                <mi mathvariant="italic">y0</mi>
              </msub>
              <mo stretchy="false">−</mo>
              <msub>
                <mi>r</mi>
                <mi mathvariant="italic">y1</mi>
              </msub>
            </mrow>
          </mrow>
        </mfenced>
        <mo stretchy="false">=</mo>
        <mn>2</mn>
      </mrow>
      <mrow>
        <mrow>
          <mfenced open="∣" close="∣">
            <mrow>
              <mrow>
                <mn>11.79</mn>
                <mo stretchy="false">−</mo>
                <mn>15.16</mn>
              </mrow>
            </mrow>
          </mfenced>
          <mo stretchy="false">=</mo>
          <mrow>
            <mn>2</mn>
            <mo stretchy="false">⋅</mo>
            <mn>3.37</mn>
          </mrow>
        </mrow>
        <mo stretchy="false">=</mo>
        <mn>6.74</mn>
      </mrow>
      <mrow>
        <mo stretchy="false">[</mo>
        <mrow>
          <mi mathvariant="italic">mm</mi>
        </mrow>
        <mo stretchy="false">]</mo>
      </mrow>
    </mrow>
    <annotation encoding="StarMath 5.0">d_y1 = 2 left lline r_y0 - r_y1 right rline = 2 left lline 11.79 - 15.16 right lline = 2 
cdot 3.37 = 6.74 [mm]</annotation>
  </semantics>
</math>
</file>

<file path=Object 14/content.xml><?xml version="1.0" encoding="utf-8"?>
<math xmlns="http://www.w3.org/1998/Math/MathML">
  <semantics>
    <mrow>
      <mrow>
        <mover accent="true">
          <msub>
            <mi>d</mi>
            <mi>i</mi>
          </msub>
          <mo stretchy="false">̄</mo>
        </mover>
        <mo stretchy="false">=</mo>
        <mfrac>
          <mrow>
            <mrow>
              <mrow>
                <mrow>
                  <msub>
                    <mi>d</mi>
                    <mi mathvariant="italic">x1</mi>
                  </msub>
                  <mo stretchy="false">+</mo>
                  <msub>
                    <mi>d</mi>
                    <mi mathvariant="italic">x2</mi>
                  </msub>
                </mrow>
                <mo stretchy="false">+</mo>
                <msub>
                  <mi>d</mi>
                  <mi mathvariant="italic">y1</mi>
                </msub>
              </mrow>
              <mo stretchy="false">+</mo>
              <msub>
                <mi>d</mi>
                <mi mathvariant="italic">y2</mi>
              </msub>
            </mrow>
          </mrow>
          <mn>4</mn>
        </mfrac>
      </mrow>
    </mrow>
    <annotation encoding="StarMath 5.0">bar d_i  = {d_x1 + d_x2 + d_y1 + d_y2} over 4</annotation>
  </semantics>
</math>
</file>

<file path=Object 15/content.xml><?xml version="1.0" encoding="utf-8"?>
<math xmlns="http://www.w3.org/1998/Math/MathML">
  <semantics>
    <mrow>
      <mrow>
        <mrow>
          <mrow>
            <mover accent="true">
              <msub>
                <mi>d</mi>
                <mn>8</mn>
              </msub>
              <mo stretchy="false">̄</mo>
            </mover>
            <mo stretchy="false">=</mo>
            <mfrac>
              <mrow>
                <mrow>
                  <mrow>
                    <mrow>
                      <msub>
                        <mi>d</mi>
                        <mi mathvariant="italic">x1</mi>
                      </msub>
                      <mo stretchy="false">+</mo>
                      <msub>
                        <mi>d</mi>
                        <mi mathvariant="italic">x2</mi>
                      </msub>
                    </mrow>
                    <mo stretchy="false">+</mo>
                    <msub>
                      <mi>d</mi>
                      <mi mathvariant="italic">y1</mi>
                    </msub>
                  </mrow>
                  <mo stretchy="false">+</mo>
                  <msub>
                    <mi>d</mi>
                    <mi mathvariant="italic">y2</mi>
                  </msub>
                </mrow>
              </mrow>
              <mn>4</mn>
            </mfrac>
          </mrow>
          <mo stretchy="false">=</mo>
          <mfrac>
            <mrow>
              <mrow>
                <mrow>
                  <mrow>
                    <mn>10.82</mn>
                    <mo stretchy="false">+</mo>
                    <mn>8.88</mn>
                  </mrow>
                  <mo stretchy="false">+</mo>
                  <mn>6.74</mn>
                </mrow>
                <mo stretchy="false">+</mo>
                <mn>6.4</mn>
              </mrow>
            </mrow>
            <mn>4</mn>
          </mfrac>
        </mrow>
        <mo stretchy="false">=</mo>
        <mn>8.21</mn>
      </mrow>
      <mrow>
        <mo stretchy="false">[</mo>
        <mrow>
          <mi mathvariant="italic">mm</mi>
        </mrow>
        <mo stretchy="false">]</mo>
      </mrow>
    </mrow>
    <annotation encoding="StarMath 5.0">bar d_8  = {d_x1 + d_x2 + d_y1 + d_y2} over 4 = {10.82 + 8.88 + 6.74 + 6.4} over 4 = 8.21 [mm]</annotation>
  </semantics>
</math>
</file>

<file path=Object 16/content.xml><?xml version="1.0" encoding="utf-8"?>
<math xmlns="http://www.w3.org/1998/Math/MathML">
  <semantics>
    <mrow>
      <mrow>
        <msub>
          <mi>r</mi>
          <mi>i</mi>
        </msub>
        <mo stretchy="false">=</mo>
        <mfrac>
          <mover accent="true">
            <mi>d</mi>
            <mo stretchy="false">̄</mo>
          </mover>
          <mn>2</mn>
        </mfrac>
      </mrow>
    </mrow>
    <annotation encoding="StarMath 5.0">r_i = bar d over 2</annotation>
  </semantics>
</math>
</file>

<file path=Object 17/content.xml><?xml version="1.0" encoding="utf-8"?>
<math xmlns="http://www.w3.org/1998/Math/MathML">
  <semantics>
    <mrow>
      <mrow>
        <mrow>
          <msub>
            <mi>r</mi>
            <mn>8</mn>
          </msub>
          <mo stretchy="false">=</mo>
          <mfrac>
            <mn>8.21</mn>
            <mn>2</mn>
          </mfrac>
        </mrow>
        <mo stretchy="false">=</mo>
        <mn>4.105</mn>
      </mrow>
      <mrow>
        <mo stretchy="false">[</mo>
        <mrow>
          <mi mathvariant="italic">mm</mi>
        </mrow>
        <mo stretchy="false">]</mo>
      </mrow>
    </mrow>
    <annotation encoding="StarMath 5.0">r_8 = 8.21 over 2 = 4.105 [mm]</annotation>
  </semantics>
</math>
</file>

<file path=Object 18/content.xml><?xml version="1.0" encoding="utf-8"?>
<math xmlns="http://www.w3.org/1998/Math/MathML">
  <semantics>
    <mrow>
      <mrow>
        <mi>R</mi>
        <mo stretchy="false">=</mo>
        <mfrac>
          <msubsup>
            <mi>r</mi>
            <mi>i</mi>
            <mn>2</mn>
          </msubsup>
          <mrow>
            <mrow>
              <mi>i</mi>
              <mo stretchy="false">⋅</mo>
              <mi>λ</mi>
            </mrow>
          </mrow>
        </mfrac>
      </mrow>
    </mrow>
    <annotation encoding="StarMath 5.0">R = r_i^2 over {i cdot λ}</annotation>
  </semantics>
</math>
</file>

<file path=Object 19/content.xml><?xml version="1.0" encoding="utf-8"?>
<math xmlns="http://www.w3.org/1998/Math/MathML">
  <semantics>
    <mrow>
      <mrow>
        <mrow>
          <mi>R</mi>
          <mo stretchy="false">=</mo>
          <mfrac>
            <msup>
              <mrow>
                <mrow>
                  <mo stretchy="false">(</mo>
                  <mrow>
                    <mrow>
                      <mn>4.105</mn>
                      <mo stretchy="false">⋅</mo>
                      <msup>
                        <mn>10</mn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3</mn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o stretchy="false">)</mo>
                </mrow>
              </mrow>
              <mn>2</mn>
            </msup>
            <mrow>
              <mrow>
                <mrow>
                  <mn>8</mn>
                  <mo stretchy="false">⋅</mo>
                  <mn>589</mn>
                </mrow>
                <mo stretchy="false">⋅</mo>
                <msup>
                  <mn>10</mn>
                  <mrow>
                    <mo stretchy="false">(</mo>
                    <mrow>
                      <mrow>
                        <mo stretchy="false">−</mo>
                        <mn>9</mn>
                      </mrow>
                    </mrow>
                    <mo stretchy="false">)</mo>
                  </mrow>
                </msup>
              </mrow>
            </mrow>
          </mfrac>
        </mrow>
        <mo stretchy="false">=</mo>
        <mn>3.58</mn>
      </mrow>
      <mrow>
        <mo stretchy="false">[</mo>
        <mrow>
          <mi mathvariant="italic">cm</mi>
        </mrow>
        <mo stretchy="false">]</mo>
      </mrow>
    </mrow>
    <annotation encoding="StarMath 5.0">R = {(4.105 cdot 10^{(-3)})}^2 over {8 cdot 589 cdot 10^(-9)} = 3.58 [cm]</annotation>
  </semantics>
</math>
</file>

<file path=Object 2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i>π</mi>
    </mrow>
    <annotation encoding="StarMath 5.0"> φ_1 -  φ_2 = 2 π{d_1 - d_2} over λ = (2k + 1)π</annotation>
  </semantics>
</math>
</file>

<file path=Object 20/content.xml><?xml version="1.0" encoding="utf-8"?>
<math xmlns="http://www.w3.org/1998/Math/MathML">
  <semantics>
    <mrow>
      <mrow>
        <mrow>
          <mrow>
            <mover accent="true">
              <mi>R</mi>
              <mo stretchy="false">̄</mo>
            </mover>
            <mo stretchy="false">=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n>5</mn>
                </mrow>
              </munderover>
              <mrow>
                <mfrac>
                  <mn>1</mn>
                  <mi>n</mi>
                </mfrac>
                <msub>
                  <mi>R</mi>
                  <mi>i</mi>
                </msub>
              </mrow>
            </mrow>
          </mrow>
          <mo stretchy="false">=</mo>
          <mfrac>
            <mrow>
              <mrow>
                <mrow>
                  <mrow>
                    <mrow>
                      <mn>3.58</mn>
                      <mo stretchy="false">+</mo>
                      <mn>4.11</mn>
                    </mrow>
                    <mo stretchy="false">+</mo>
                    <mn>3.33</mn>
                  </mrow>
                  <mo stretchy="false">+</mo>
                  <mn>3.77</mn>
                </mrow>
                <mo stretchy="false">+</mo>
                <mn>4.06</mn>
              </mrow>
            </mrow>
            <mn>5</mn>
          </mfrac>
        </mrow>
        <mo stretchy="false">=</mo>
        <mn>3.77</mn>
      </mrow>
      <mrow>
        <mo stretchy="false">(</mo>
        <mrow>
          <mn>15</mn>
        </mrow>
        <mo stretchy="false">)</mo>
      </mrow>
      <mrow>
        <mo stretchy="false">[</mo>
        <mrow>
          <mi mathvariant="italic">cm</mi>
        </mrow>
        <mo stretchy="false">]</mo>
      </mrow>
    </mrow>
    <annotation encoding="StarMath 5.0">bar R = sum from{i = 1} to{5} {1 over n R_i} = {3.58 + 4.11 + 3.33 + 3.77 + 4.06} over 5 = 3.77(15) [cm]  </annotation>
  </semantics>
</math>
</file>

<file path=Object 21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sqrt>
                <mrow>
                  <mfrac>
                    <mn>1</mn>
                    <mrow>
                      <mi>n</mi>
                      <mrow>
                        <mo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frac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row>
                      <msup>
                        <mrow>
                          <mo stretchy="false">(</mo>
                          <mrow>
                            <mrow>
                              <msub>
                                <mi>R</mi>
                                <mi>i</mi>
                              </msub>
                              <mo stretchy="false">−</mo>
                              <mover accent="true">
                                <mi>R</mi>
                                <mo stretchy="false">̄</mo>
                              </mover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</msqrt>
            </mrow>
          </mrow>
        </mtd>
      </mtr>
      <mtr>
        <mtd>
          <mrow>
            <msqrt>
              <mrow>
                <mfrac>
                  <mn>1</mn>
                  <mn>20</mn>
                </mfrac>
                <mrow>
                  <mrow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n>3.58</mn>
                                <mo stretchy="false">−</mo>
                                <mn>3.77</mn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n>4.11</mn>
                                <mo stretchy="false">−</mo>
                                <mn>3.77</mn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+</mo>
                      <msup>
                        <mrow>
                          <mo stretchy="false">(</mo>
                          <mrow>
                            <mrow>
                              <mn>3.33</mn>
                              <mo stretchy="false">−</mo>
                              <mn>3.77</mn>
                            </mrow>
                          </mrow>
                          <mo stretchy="false">)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(</mo>
                        <mrow>
                          <mrow>
                            <mn>3.77</mn>
                            <mo stretchy="false">−</mo>
                            <mn>3.77</mn>
                          </mrow>
                        </mrow>
                        <mo stretchy="false">)</mo>
                      </mrow>
                      <mn>2</mn>
                    </msup>
                  </mrow>
                  <mo stretchy="false">+</mo>
                  <msup>
                    <mrow>
                      <mo stretchy="false">(</mo>
                      <mrow>
                        <mrow>
                          <mn>4.06</mn>
                          <mo stretchy="false">−</mo>
                          <mn>3.77</mn>
                        </mrow>
                      </mrow>
                      <mo stretchy="false">)</mo>
                    </mrow>
                    <mn>2</mn>
                  </msup>
                </mrow>
              </mrow>
            </msqrt>
          </mrow>
        </mtd>
      </mtr>
      <mtr>
        <mtd>
          <mrow>
            <mrow>
              <mrow>
                <msqrt>
                  <mrow>
                    <mfrac>
                      <mn>1</mn>
                      <mn>20</mn>
                    </mfrac>
                    <mrow>
                      <mo stretchy="false">(</mo>
                      <mrow>
                        <mrow>
                          <mrow>
                            <mrow>
                              <mrow>
                                <mn>0.0361</mn>
                                <mo stretchy="false">+</mo>
                                <mn>0.1156</mn>
                              </mrow>
                              <mo stretchy="false">+</mo>
                              <mn>0.1936</mn>
                            </mrow>
                            <mo stretchy="false">+</mo>
                            <mn>0</mn>
                          </mrow>
                          <mo stretchy="false">+</mo>
                          <mn>0.0841</mn>
                        </mrow>
                      </mrow>
                      <mo stretchy="false">)</mo>
                    </mrow>
                  </mrow>
                </msqrt>
                <mo stretchy="false">=</mo>
                <mn>0,1465264481</mn>
              </mrow>
              <mo stretchy="false">≈</mo>
              <mn>0.15</mn>
            </mrow>
          </mrow>
        </mtd>
      </mtr>
    </mtable>
    <annotation encoding="StarMath 5.0">u(R) = sqrt{1 over {n(n-1)} sum from{i = 1} to{n} {(R_i - bar R)^2}} 
newline
sqrt{1 over 20 (3.58-3.77)^2 + (4.11-3.77)^2 + (3.33-3.77)^2 + (3.77-3.77)^2 + (4.06 - 3.77)^2}
newline 
sqrt {1 over 20 (0.0361+0.1156+0.1936+0+0.0841)} = 0,1465264481 approx 0.15</annotation>
  </semantics>
</math>
</file>

<file path=Object 22/content.xml><?xml version="1.0" encoding="utf-8"?>
<math xmlns="http://www.w3.org/1998/Math/MathML">
  <semantics>
    <mrow>
      <mover accent="true">
        <mi>d</mi>
        <mo stretchy="false">̄</mo>
      </mover>
    </mrow>
    <annotation encoding="StarMath 5.0">bar d</annotation>
  </semantics>
</math>
</file>

<file path=Object 3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row>
          <mo stretchy="false">(</mo>
          <mrow>
            <mfrac>
              <mrow>
                <mrow>
                  <mn>2k</mn>
                  <mo stretchy="false">+</mo>
                  <mn>1</mn>
                </mrow>
              </mrow>
              <mn>2</mn>
            </mfrac>
          </mrow>
          <mo stretchy="false">)</mo>
        </mrow>
      </mrow>
      <mi>λ</mi>
    </mrow>
    <annotation encoding="StarMath 5.0">d sin(α_k)= ({2k+1 }over 2)λ</annotation>
  </semantics>
</math>
</file>

<file path=Object 4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i mathvariant="italic">kλ</mi>
      </mrow>
    </mrow>
    <annotation encoding="StarMath 5.0">d sin(α_k)= kλ</annotation>
  </semantics>
</math>
</file>

<file path=Object 5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e</mn>
      </mrow>
    </mrow>
    <annotation encoding="StarMath 5.0"> φ_1 -  φ_2 = 2e</annotation>
  </semantics>
</math>
</file>

<file path=Object 6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row>
        <mi>e</mi>
        <mo stretchy="false">+</mo>
        <mfrac>
          <mi>λ</mi>
          <mn>2</mn>
        </mfrac>
      </mrow>
    </mrow>
    <annotation encoding="StarMath 5.0">φ_1 -  φ_2 = 2e + λ over 2</annotation>
  </semantics>
</math>
</file>

<file path=Object 7/content.xml><?xml version="1.0" encoding="utf-8"?>
<math xmlns="http://www.w3.org/1998/Math/MathML">
  <semantics>
    <mrow>
      <mn>2</mn>
      <mrow>
        <mrow>
          <mi>e</mi>
          <mo stretchy="false">+</mo>
          <mfrac>
            <mi>λ</mi>
            <mn>2</mn>
          </mfrac>
        </mrow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frac>
        <mi>λ</mi>
        <mn>2</mn>
      </mfrac>
    </mrow>
    <annotation encoding="StarMath 5.0">2e + λ over 2 = (2k + 1)λ over 2</annotation>
  </semantics>
</math>
</file>

<file path=Object 8/content.xml><?xml version="1.0" encoding="utf-8"?>
<math xmlns="http://www.w3.org/1998/Math/MathML">
  <semantics>
    <mrow>
      <mn>2</mn>
      <mrow>
        <mi>e</mi>
        <mo stretchy="false">=</mo>
        <mi mathvariant="italic">kλ</mi>
      </mrow>
    </mrow>
    <annotation encoding="StarMath 5.0">2e = kλ</annotation>
  </semantics>
</math>
</file>

<file path=Object 9/content.xml><?xml version="1.0" encoding="utf-8"?>
<math xmlns="http://www.w3.org/1998/Math/MathML">
  <semantics>
    <mrow>
      <mrow>
        <mrow>
          <msup>
            <mi>R</mi>
            <mn>2</mn>
          </msup>
          <mo stretchy="false">=</mo>
          <mrow>
            <msubsup>
              <mi>r</mi>
              <mi>k</mi>
              <mn>2</mn>
            </msubsup>
            <mo stretchy="false">+</mo>
            <msup>
              <mrow>
                <mo stretchy="false">(</mo>
                <mrow>
                  <mrow>
                    <mi>R</mi>
                    <mo stretchy="false">−</mo>
                    <mi>e</mi>
                  </mrow>
                </mrow>
                <mo stretchy="false">)</mo>
              </mrow>
              <mn>2</mn>
            </msup>
          </mrow>
        </mrow>
        <mo stretchy="false">=</mo>
        <mrow>
          <mrow>
            <mrow>
              <msubsup>
                <mi>r</mi>
                <mi>k</mi>
                <mn>2</mn>
              </msubsup>
              <mo stretchy="false">+</mo>
              <msup>
                <mi>R</mi>
                <mn>2</mn>
              </msup>
            </mrow>
            <mo stretchy="false">−</mo>
            <mn>2eR</mn>
          </mrow>
          <mo stretchy="false">+</mo>
          <msup>
            <mi>e</mi>
            <mn>2</mn>
          </msup>
        </mrow>
      </mrow>
    </mrow>
    <annotation encoding="StarMath 5.0">R^2 = r_k^2 + (R-e)^2 = r_k^2 + R^2 - 2eR + e^2</annotation>
  </semantics>
</math>
</file>